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3">17.12.2011 Версия 0.48 Дополнение</text:p>
      <text:p text:style-name="P3">- немного переделан тест <text:span text:style-name="T2">PC </text:span>клавиатуры, добавлено управление светодиодом <text:span text:style-name="T2">Caps LOCK.</text:span></text:p>
      <text:p text:style-name="P3"><text:span text:style-name="T2">- </text:span>в меню сервис поменяны местами пункты <text:span text:style-name="T2">“Image to RAMDISK” </text:span>и<text:span text:style-name="T2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3"/>
      <text:p text:style-name="P3">16.12.2011 Версия 0.47<text:span text:style-name="T2">d </text:span>Исправление</text:p>
      <text:p text:style-name="P3">- исправлено не выставление режимов памяти и турбо при запуске <text:span text:style-name="T2">HDD boot </text:span>и <text:span text:style-name="T2">CD boot.</text:span> </text:p>
      <text:p text:style-name="P3"/>
      <text:p text:style-name="P3">16.12.2011 Версия 0.47<text:span text:style-name="T2">c </text:span>Исправление</text:p>
      <text:p text:style-name="P3">- внесено еще немного изменений в <text:span text:style-name="T2">SPG </text:span>загрузчик.</text:p>
      <text:p text:style-name="P3"/>
      <text:p text:style-name="P3">15.12.2011 Версия 0.47<text:span text:style-name="T2">b </text:span>Исправление</text:p>
      <text:p text:style-name="P3">- добавлены изменения в код <text:span text:style-name="T2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3">- переделан загрузчик HOBETA файлов и перенесен в другую страницу ROM.</text:p>
      <text:p text:style-name="P3">- добавлена возможность запускать <text:span text:style-name="T2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<text:soft-page-break/>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<text:soft-page-break/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><text:soft-page-break/></text:p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<text:soft-page-break/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><text:soft-page-break/></text:p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</text:span><text:span text:style-name="T5">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oft-page-break/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1-12-17T18:31:24.29</dc:date>
    <meta:editing-duration>P26DT9H53M31S</meta:editing-duration>
    <meta:editing-cycles>133</meta:editing-cycles>
    <meta:generator>LibreOffice/3.4$Win32 LibreOffice_project/340m1$Build-402</meta:generator>
    <meta:document-statistic meta:table-count="0" meta:image-count="0" meta:object-count="0" meta:page-count="7" meta:paragraph-count="205" meta:word-count="2622" meta:character-count="18000" meta:non-whitespace-character-count="15568"/>
  </office:meta>
</office:document-meta>
</file>